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6be" officeooo:paragraph-rsid="001e36be"/>
    </style:style>
    <style:style style:name="P2" style:family="paragraph" style:parent-style-name="Standard">
      <style:text-properties fo:font-size="16pt" fo:font-weight="bold" officeooo:rsid="001e36be" officeooo:paragraph-rsid="001e36be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1e36be" officeooo:paragraph-rsid="001e36be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</text:p>
      <text:p text:style-name="P2"/>
      <text:p text:style-name="P3">This is the start of the project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3:53:00.790537943</meta:creation-date>
    <dc:date>2020-10-01T13:54:24.178601045</dc:date>
    <meta:editing-duration>PT1M24S</meta:editing-duration>
    <meta:editing-cycles>1</meta:editing-cycles>
    <meta:document-statistic meta:table-count="0" meta:image-count="0" meta:object-count="0" meta:page-count="1" meta:paragraph-count="2" meta:word-count="8" meta:character-count="46" meta:non-whitespace-character-count="39"/>
    <meta:generator>LibreOffice/6.4.4.2$Linux_X86_64 LibreOffice_project/40$Build-2</meta:generator>
  </office:meta>
</office:document-meta>
</file>